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officeooo:rsid="000c97d1" officeooo:paragraph-rsid="001deb12" style:font-size-asian="10.5pt" style:font-weight-asian="normal" style:font-size-complex="12pt" style:font-weight-complex="normal"/>
    </style:style>
    <style:style style:name="P2" style:family="paragraph" style:parent-style-name="Standard">
      <style:text-properties fo:font-size="18pt" style:text-underline-style="solid" style:text-underline-width="auto" style:text-underline-color="font-color" fo:font-weight="bold" officeooo:rsid="000c97d1" officeooo:paragraph-rsid="001deb12" style:font-size-asian="18pt" style:font-weight-asian="bold" style:font-size-complex="18pt" style:font-weight-complex="bold"/>
    </style:style>
    <style:style style:name="P3" style:family="paragraph" style:parent-style-name="Standard" style:list-style-name="L1">
      <style:text-properties fo:font-size="12pt" style:text-underline-style="none" fo:font-weight="normal" officeooo:rsid="00161797" officeooo:paragraph-rsid="002323cb"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161797" officeooo:paragraph-rsid="001deb12" style:font-size-asian="10.5pt" style:font-weight-asian="normal" style:font-size-complex="12pt" style:font-weight-complex="normal"/>
    </style:style>
    <style:style style:name="P5" style:family="paragraph" style:parent-style-name="Standard" style:list-style-name="L1">
      <style:text-properties fo:font-size="12pt" style:text-underline-style="none" fo:font-weight="normal" officeooo:rsid="0024433a" officeooo:paragraph-rsid="0024433a" style:font-size-asian="10.5pt" style:font-weight-asian="normal" style:font-size-complex="12pt" style:font-weight-complex="normal"/>
    </style:style>
    <style:style style:name="T1" style:family="text">
      <style:text-properties officeooo:rsid="00161797"/>
    </style:style>
    <style:style style:name="T2" style:family="text">
      <style:text-properties officeooo:rsid="0017be7e"/>
    </style:style>
    <style:style style:name="T3" style:family="text">
      <style:text-properties officeooo:rsid="0017811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fe81e"/>
    </style:style>
    <style:style style:name="T6" style:family="text">
      <style:text-properties style:text-underline-style="solid" style:text-underline-width="auto" style:text-underline-color="font-color" officeooo:rsid="0017811a"/>
    </style:style>
    <style:style style:name="T7" style:family="text">
      <style:text-properties officeooo:rsid="002323cb"/>
    </style:style>
    <style:style style:name="T8" style:family="text">
      <style:text-properties officeooo:rsid="002517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scheidungen treffen</text:p>
      <text:p text:style-name="P1">In die<text:span text:style-name="T1">sem Kapitel geht es um das, meiner Meinung nach, schwierigste Problem des Projekts: das Treffen der „richtigen“ Entscheidung. Mein erster Plan war alle Einheiten durch zu gehen und aus folgenden einfachen Möglichkeiten auszuwählen. Ich habe die Problematik versucht soweit zu vereinfachen, dass immer nur eine Möglichkeit zutreffen kann um erst einmal eine Grundlage zu schaffen, von der aus ich die Komplexität erhöhen kann. Die K.I. stellt sich vor Beginn der Zugphase folgende Fragen.</text:span></text:p>
      <text:p text:style-name="P1"/>
      <text:list xml:id="list1604380787" text:style-name="L1">
        <text:list-item>
          <text:p text:style-name="P3"><text:span text:style-name="T4">Kann </text:span><text:span text:style-name="T5">eine</text:span><text:span text:style-name="T4"> Einheit einen sinnvollen Angriff ausführen?</text:span> <text:line-break/><text:span text:style-name="T2">In erster Linie müssen natürlich Einheiten in Angriffsreichweite sein. Um heraus zu finden, ob sich eine Einheit in Angriffsreichweite befindet, habe ich zwei Varianten gewählt: eine für Fernkampfeinheiten und eine für Einheiten, die nur im Nahkampf angreifen können. <text:line-break/>Für Fernkampfeinheiten genügt es alle Felder zu ermitteln, die von der momentanen Position aus angreifbar sind (abhängig von der minimalen und maximalen Reichweite der Einheit) und abschließend zu prüfen, ob diese Einheiten sichtbar sind.<text:line-break/>Für Einheiten, die nur im Nahkampf angreifen können, musste ich das Verfahren etwas erweitern, da sich diese Einheiten vor dem Angriff noch bewegen können. Als Grundlage bin ich erst mal von den Feldern ausgegangen, die mit einer Bewegung zu erreichen sind (siehe TODO: Implementierung: erreichbare Felder), da <text:s/>Einheiten, die sich in diesem Bereich befinden auf jeden Fall angreifbar sind. Da nach der Bewegung auch noch jedes angrenzende Feld angegriffen werden kann, habe ich einfach jeden Nachbarn der Felder, die per Bewegung zu erreichen sind, der Menge hinzugefügt. Somit habe ich eine Liste aller Felder, die angreifbar sind und brauchte diese nur noch nach sichtbaren Einheiten zu durchsuchen.<text:line-break/>TODO: Bild: Angreifbare Felder den erreichbaren Feldern hinzufügen<text:line-break/>Auf Grundlage dieser Liste an Einheiten, galt es nun ein Verfahren zu finden, das ermittelt, ob ein Angriff überhaupt sinnvoll ist. <text:s/>Nach einigen Versuchen, habe ich</text:span> folgende einfach<text:span text:style-name="T7">e</text:span> Formel gewählt. Ich errechne wie viel Schaden sich die Einheiten gegenseitig zufügen würden und rechne das auf den <text:span text:style-name="T7">finanziellen</text:span> Wert de<text:span text:style-name="T7">r</text:span> Einheiten um. <text:line-break/>Ein Beispiel: Ein Raketenschütze (Kostenpunkt: 3000 Credits) mit vollen Lebenspunkten greift einen Panzer (Kostenpunkt 7000 Credits) <text:s/>mit vollen Lebenspunkten an. Der Schütze fügt dem Panzer <text:span text:style-name="T3">4,9 Schadenspunkte zu und der Panzer fügt beim Gegenangriff dem Schützen 3,2 Schadenspunkte zu. (Da der Panzer bereits beschädigt wurde, macht er deutlich weniger Schaden.) Diese Schadenswerte übertrage ich nun auf den Preis der jeweiligen Einheiten. Da zehn Lebenspunkte 100 Prozent entsprechen, ergibt sich:<text:line-break/>4,9/10 * 7000 Credits = 3430 Credits, die der Schütze effektiv an Schaden verursacht hat <text:line-break/>gegen<text:line-break/>3,2/10 * 3000 Credits = 960 Credits, die der Panzer effektiv an Schaden verursacht hat. <text:line-break/>Es folgt, dass der Angriff für den Schützen lohnenswert ist. Ich hoffe durch diese „Eichung“ auf Credits die Unterschiede zwischen den Einheiten ausgleichen zu können. Das bedeutet, dass manchmal eine Einheit sehr viele Lebenspunkte an Schaden erhält, aber im Vergleich dazu, auf Credits herunter gerechnet, den größeren Schaden verursacht.<text:line-break/></text:span><text:span text:style-name="T6">Probleme:</text:span><text:span text:style-name="T3"> </text:span>Als Kriterium für den Begriff sinnvoll habe ich <text:span text:style-name="T7">einige Zeit nach einer passenden Vergleichsmöglichkeit gesucht. Da es sich um ein Schere-Stein-Papier-Prinzip handelt, sind manche kostengünstige Einheiten trotzdem sehr effektiv gegen teurere Einheiten eines bestimmten Typs. Ich hab mit einer Datenbank herum probiert, die ganz konkret die einzelnen Einheiten miteinander vergleicht. Dies wäre extrem aufwändig geworden. Ich habe versucht die Schadenswerte als Ausgangspunkt für einen Vergleich zu nehmen, aber dabei hätten die Einheiten nur versucht möglichst viel Schaden zu verursachen und dabei selbst möglichst wenig Schaden zu nehmen. Das wäre nicht zielführend gewesen, da im Endeffekt immer die Infanterie und Anti-Panzereinheiten als erste angegriffen worden </text:span><text:soft-page-break/><text:span text:style-name="T7">wären, da sie die Schwächsten sind. Nach einigen Experimenten kam ich dann auf die oben beschriebene Formel.</text:span></text:p>
        </text:list-item>
        <text:list-item>
          <text:p text:style-name="P5"/>
        </text:list-item>
        <text:list-item>
          <text:p text:style-name="P4"/>
        </text:list-item>
        <text:list-item>
          <text:p text:style-name="P5"><text:span text:style-name="T4">Soll ich weiter auf das gegnerische Hauptquartier vorrücken?</text:span><text:line-break/>Dies ist der Standardfall, wenn keine der obigen Fragen beantwortet werden kann, dann sollen die Einheiten einfach weiter vorrücken. <text:span text:style-name="T8">Da meine Möglichkeiten komplexe Entscheidungen zu treffen leider begrenzt sind, um ein vielfältigeres Verhalten in der Nähe des gegnerischen Hauptquartiers zu erzeugen, begeben sich fast alle Einheiten auf zufällige Felder in einem kleinen Radius um das Hauptquartier. Eine Ausnahme bilden die Infanterie- und Anti-Panzereinheiten, befinden sie sich in der Nähe des Hauptquartiers sollen sie versuchen dieses einzunehm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3:05:24.200000000</meta:creation-date>
    <dc:date>2019-08-13T10:08:06.643000000</dc:date>
    <meta:editing-duration>PT51M32S</meta:editing-duration>
    <meta:editing-cycles>4</meta:editing-cycles>
    <meta:generator>LibreOffice/5.3.6.1$Windows_x86 LibreOffice_project/686f202eff87ef707079aeb7f485847613344eb7</meta:generator>
    <meta:document-statistic meta:table-count="0" meta:image-count="0" meta:object-count="0" meta:page-count="2" meta:paragraph-count="6" meta:word-count="680" meta:character-count="4719" meta:non-whitespace-character-count="4039"/>
  </office:meta>
</office:document-meta>
</file>